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ion" svg:font-family="Liberion"/>
    <style:font-face style:name="Lohit Devanagari1" svg:font-family="'Lohit Devanagari'"/>
    <style:font-face style:name="Verdana" svg:font-family="Verdana, Arial"/>
    <style:font-face style:name="Verdana1" svg:font-family="Verdana, Lucid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75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.9146in"/>
    </style:style>
    <style:style style:name="Table1.C" style:family="table-column">
      <style:table-column-properties style:column-width="2.9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8242" officeooo:paragraph-rsid="00228242"/>
    </style:style>
    <style:style style:name="P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020cb14" officeooo:paragraph-rsid="0020cb14" style:font-size-asian="12pt" style:font-size-complex="12pt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text-properties style:font-name="Liberation Serif" fo:font-size="12pt" officeooo:rsid="001f96d5" officeooo:paragraph-rsid="001f96d5" style:font-size-asian="12pt" style:font-size-complex="12pt"/>
    </style:style>
    <style:style style:name="P5" style:family="paragraph" style:parent-style-name="Table_20_Contents">
      <style:text-properties style:font-name="Liberation Serif" fo:font-size="12pt" officeooo:rsid="0020cb14" officeooo:paragraph-rsid="0020cb14" style:font-size-asian="12pt" style:font-size-complex="12pt"/>
    </style:style>
    <style:style style:name="P6" style:family="paragraph" style:parent-style-name="Table_20_Contents">
      <style:text-properties style:font-name="Liberation Serif" fo:font-size="12pt" officeooo:rsid="00228242" officeooo:paragraph-rsid="00228242" style:font-size-asian="12pt" style:font-size-complex="12pt"/>
    </style:style>
    <style:style style:name="T1" style:family="text">
      <style:text-properties officeooo:rsid="00239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Hvad forstår du ved ordene</text:p>
          </table:table-cell>
          <table:table-cell table:style-name="Table1.C1" office:value-type="string">
            <text:p text:style-name="P4">I hvilke sammenhænge kan ordene bruges</text:p>
          </table:table-cell>
        </table:table-row>
        <table:table-row>
          <table:table-cell table:style-name="Table1.A2" office:value-type="string">
            <text:p text:style-name="P4">Kvinde</text:p>
          </table:table-cell>
          <table:table-cell table:style-name="Table1.A2" office:value-type="string">
            <text:p text:style-name="P4">Voksen hunkøn</text:p>
          </table:table-cell>
          <table:table-cell table:style-name="Table1.C2" office:value-type="string">
            <text:p text:style-name="P6">Der kommer en kvinde gående ned af gaden</text:p>
          </table:table-cell>
        </table:table-row>
        <table:table-row>
          <table:table-cell table:style-name="Table1.A2" office:value-type="string">
            <text:p text:style-name="P4">Dame</text:p>
          </table:table-cell>
          <table:table-cell table:style-name="Table1.A2" office:value-type="string">
            <text:p text:style-name="P4">Ældre hunkøn</text:p>
          </table:table-cell>
          <table:table-cell table:style-name="Table1.C2" office:value-type="string">
            <text:p text:style-name="P6">Damen for hjælp af en und pige til at løfte hendes varer</text:p>
          </table:table-cell>
        </table:table-row>
        <table:table-row>
          <table:table-cell table:style-name="Table1.A2" office:value-type="string">
            <text:p text:style-name="P4">Kone</text:p>
          </table:table-cell>
          <table:table-cell table:style-name="Table1.A2" office:value-type="string">
            <text:p text:style-name="P4">En der er gift med en mand + evt børn</text:p>
          </table:table-cell>
          <table:table-cell table:style-name="Table1.C2" office:value-type="string">
            <text:p text:style-name="P6">Manden og Konen, havde 3 børn, og levede på landet<text:span text:style-name="T1">­</text:span></text:p>
          </table:table-cell>
        </table:table-row>
        <table:table-row>
          <table:table-cell table:style-name="Table1.A2" office:value-type="string">
            <text:p text:style-name="P4">Pige</text:p>
          </table:table-cell>
          <table:table-cell table:style-name="Table1.A2" office:value-type="string">
            <text:p text:style-name="P4">Ikke voksen hunkøn</text:p>
          </table:table-cell>
          <table:table-cell table:style-name="Table1.C2" office:value-type="string">
            <text:p text:style-name="P6">Pigen havde glemt at lave sine lektier</text:p>
          </table:table-cell>
        </table:table-row>
        <table:table-row>
          <table:table-cell table:style-name="Table1.A2" office:value-type="string">
            <text:p text:style-name="P4">Frue</text:p>
          </table:table-cell>
          <table:table-cell table:style-name="Table1.A2" office:value-type="string">
            <text:p text:style-name="P4">Voksen hunkøn, som er “mere værd”</text:p>
          </table:table-cell>
          <table:table-cell table:style-name="Table1.C2" office:value-type="string">
            <text:p text:style-name="P6">Bank mandens frue kommer I dag til middag</text:p>
          </table:table-cell>
        </table:table-row>
        <table:table-row>
          <table:table-cell table:style-name="Table1.A2" office:value-type="string">
            <text:p text:style-name="P4">Mø</text:p>
          </table:table-cell>
          <table:table-cell table:style-name="Table1.A2" office:value-type="string">
            <text:p text:style-name="P5">Google søgning – Gammel betegnelse for jomfru</text:p>
          </table:table-cell>
          <table:table-cell table:style-name="Table1.C2" office:value-type="string">
            <text:p text:style-name="P6">De er alle sammen møer I det her lokale</text:p>
          </table:table-cell>
        </table:table-row>
        <table:table-row>
          <table:table-cell table:style-name="Table1.A2" office:value-type="string">
            <text:p text:style-name="P4">Kælling</text:p>
          </table:table-cell>
          <table:table-cell table:style-name="Table1.A2" office:value-type="string">
            <text:p text:style-name="P5">Nedladende navn</text:p>
          </table:table-cell>
          <table:table-cell table:style-name="Table1.C2" office:value-type="string">
            <text:p text:style-name="P6">Hende der xxx er bare en kælling</text:p>
          </table:table-cell>
        </table:table-row>
        <table:table-row>
          <table:table-cell table:style-name="Table1.A2" office:value-type="string">
            <text:p text:style-name="P4">Bitch</text:p>
          </table:table-cell>
          <table:table-cell table:style-name="Table1.A2" office:value-type="string">
            <text:p text:style-name="P5">^^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Tøs</text:p>
          </table:table-cell>
          <table:table-cell table:style-name="Table1.A2" office:value-type="string">
            <text:p text:style-name="P5">Pige eller und kvinde</text:p>
          </table:table-cell>
          <table:table-cell table:style-name="Table1.C2" office:value-type="string">
            <text:p text:style-name="P6">Tøsen tabte alle sine ting</text:p>
          </table:table-cell>
        </table:table-row>
        <table:table-row>
          <table:table-cell table:style-name="Table1.A2" office:value-type="string">
            <text:p text:style-name="P4">Mær</text:p>
          </table:table-cell>
          <table:table-cell table:style-name="Table1.A2" office:value-type="string">
            <text:p text:style-name="P5">Skældsord</text:p>
          </table:table-cell>
          <table:table-cell table:style-name="Table1.C2" office:value-type="string">
            <text:p text:style-name="P6">Hende læreren er bare en mær</text:p>
          </table:table-cell>
        </table:table-row>
        <table:table-row>
          <table:table-cell table:style-name="Table1.A2" office:value-type="string">
            <text:p text:style-name="P4">Møgluder</text:p>
          </table:table-cell>
          <table:table-cell table:style-name="Table1.A2" office:value-type="string">
            <text:p text:style-name="P2">kvinde som tilbyder samleje mod betaing</text:p>
          </table:table-cell>
          <table:table-cell table:style-name="Table1.C2" office:value-type="string">
            <text:p text:style-name="P6">Det er her alle møgluderne bor</text:p>
          </table:table-cell>
        </table:table-row>
      </table:table>
      <text:p text:style-name="Standard"/>
      <text:p text:style-name="Standard"/>
      <text:p text:style-name="P1">Lav en liste</text:p>
      <text:p text:style-name="P1">1. ho’s</text:p>
      <text:p text:style-name="P1">2. hund</text:p>
      <text:p text:style-name="P1">3. chicks</text:p>
      <text:p text:style-name="P1">4. baby</text:p>
      <text:p text:style-name="P1">5. blondine</text:p>
      <text:p text:style-name="P1"/>
      <text:p text:style-name="P1">Synes du?</text:p>
      <text:p text:style-name="P1"><text:tab/>Kommer an på I hvad sammen hæng den bruges. Men I de fleste sammen</text:p>
      <text:p text:style-name="P1">hænge er den.</text:p>
      <text:p text:style-name="P1"/>
      <text:p text:style-name="P1">Hvilket billede?</text:p>
      <text:p text:style-name="P1">At det er manden som har magten og styrer alle kvinderne.</text:p>
      <text:p text:style-name="P1"/>
      <text:p text:style-name="P1">Mener den Gale.</text:p>
      <text:p text:style-name="P1">Det er svært at vurdere, kan lige så godt være rigtigt, men lige så let forkert</text:p>
      <text:p text:style-name="P1"/>
      <text:p text:style-name="P1">Synes du, der bør</text:p>
      <text:p text:style-name="P1">Nej, men kan selv vælge hvad man vil lytte til. Ytrings frih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ion" svg:font-family="Liberion"/>
    <style:font-face style:name="Lohit Devanagari1" svg:font-family="'Lohit Devanagari'"/>
    <style:font-face style:name="Verdana" svg:font-family="Verdana, Arial"/>
    <style:font-face style:name="Verdana1" svg:font-family="Verdana, Lucid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9:18:07.024628892</meta:creation-date>
    <dc:date>2017-05-02T09:53:53.731472503</dc:date>
    <meta:editing-duration>PT4M6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49" meta:word-count="224" meta:character-count="1127" meta:non-whitespace-character-count="951"/>
  </office:meta>
</office:document-meta>
</file>